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Microsoft YaHei1" svg:font-family="'Microsoft YaHei'" style:font-pitch="variable"/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71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text-properties style:font-name="SimSun" style:font-name-asian="SimSun"/>
    </style:style>
    <style:style style:name="P2" style:family="paragraph">
      <style:text-properties style:font-name="SimSun" fo:font-size="25pt" style:font-name-asian="SimSun" style:font-size-asian="25pt" style:font-size-complex="25pt"/>
    </style:style>
    <style:style style:name="T1" style:family="text">
      <style:text-properties style:font-name="SimSun" style:font-name-asian="SimSun"/>
    </style:style>
    <style:style style:name="T2" style:family="text">
      <style:text-properties style:font-name="SimSun" fo:font-size="25pt" style:font-name-asian="SimSun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6.35cm" presentation:class="title" presentation:user-transformed="true">
          <draw:text-box>
            <text:p><text:span text:style-name="T1">基于</text:span><text:span text:style-name="T1">Inferno</text:span><text:span text:style-name="T1">的集群与并行计算框架</text:span></text:p>
          </draw:text-box>
        </draw:frame>
        <draw:frame draw:style-name="gr1" draw:text-style-name="P2" draw:layer="layout" svg:width="19.05cm" svg:height="3.121cm" svg:x="5.08cm" svg:y="10.595cm">
          <draw:text-box>
            <text:p><text:span text:style-name="T2">阮震元</text:span><text:span text:style-name="T2"><text:tab/></text:span><text:span text:style-name="T2"><text:tab/></text:span><text:span text:style-name="T2">解宇飞</text:span><text:span text:style-name="T2"><text:tab/></text:span><text:span text:style-name="T2"><text:tab/></text:span><text:span text:style-name="T2">杨智</text:span><text:span text:style-name="T2"><text:tab/></text:span><text:span text:style-name="T2"><text:tab/></text:span><text:span text:style-name="T2">刘旭彤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?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luster &amp; parallel computing frameworks</text:p>
                <text:p/>
                <text:list>
                  <text:list-item>
                    <text:p>Heterogeneous platforms(hard &amp; software)</text:p>
                    <text:p/>
                  </text:list-item>
                  <text:list-item>
                    <text:p>Across different computing capabilities</text:p>
                    <text:p/>
                  </text:list-item>
                  <text:list-item>
                    <text:p>Easy to u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eterogeneous</text:p>
                <text:p/>
              </text:list-item>
              <text:list-item>
                <text:p>Utilize the power of the distributed system</text:p>
                <text:p/>
              </text:list-item>
              <text:list-item>
                <text:p>Economically efficient</text:p>
                <text:p/>
              </text:list-item>
              <text:list-item>
                <text:p>Creativ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?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sted not native : Rpi ~ notebook ~ server</text:p>
                <text:list>
                  <text:list-item>
                    <text:p>Porting &amp; deploy</text:p>
                  </text:list-item>
                </text:list>
              </text:list-item>
              <text:list-item>
                <text:p>Host &amp; device(OpenCL)</text:p>
              </text:list-item>
              <text:list-item>
                <text:p>Styx &amp; namespace</text:p>
              </text:list-item>
              <text:list-item>
                <text:p>File2chan → encapsulated synchronous pool</text:p>
              </text:list-item>
              <text:list-item>
                <text:p>Interpreter(C/C++ not limbo) : serial → parallel</text:p>
              </text:list-item>
              <text:list-item>
                <text:p>Heterogeneous</text:p>
                <text:list>
                  <text:list-item>
                    <text:p>Preemptive</text:p>
                  </text:list-item>
                  <text:list-item>
                    <text:p>Fine-grain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Microsoft YaHei1" svg:font-family="'Microsoft YaHei'" style:font-pitch="variable"/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6T23:50:09.941438181</meta:creation-date>
    <dc:date>2015-04-07T08:55:28.851810872</dc:date>
    <meta:editing-duration>PT14M16S</meta:editing-duration>
    <meta:editing-cycles>7</meta:editing-cycles>
    <meta:generator>LibreOffice/4.3.5.2.0$Linux_X86_64 LibreOffice_project/430m0$Build-2</meta:generator>
    <meta:document-statistic meta:object-count="37"/>
  </office:meta>
</office:document-meta>
</file>